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Kriptografi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dahulu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Message Digest, mengubah data dalam bentuk string digit (MD5, SHA)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MD5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08T22:10:10.523051645</dc:date>
    <meta:editing-duration>PT20H12M36S</meta:editing-duration>
    <meta:editing-cycles>51</meta:editing-cycles>
    <meta:generator>LibreOffice/4.2.8.2$Linux_X86_64 LibreOffice_project/420m0$Build-2</meta:generator>
    <dc:creator>P Tamami</dc:creator>
    <meta:document-statistic meta:object-count="58"/>
  </office:meta>
</office:document-meta>
</file>